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Inspector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PushButton" form:control-implementation="ooo:com.sun.star.form.component.CommandButton" form:id="control1" form:label="Inspect the InstanceInspector itself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Inspector.testInspector"/>
            </office:event-listeners>
          </form:button>
          <form:button form:name="PushButton" form:control-implementation="ooo:com.sun.star.form.component.CommandButton" form:id="control2" form:label="Inspect this Writer Document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Inspector.testWriterDoc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example provides an instance inspector. The instance inspector can be used to inspect UNO objects to see which interfaces are implemented, which services and properties are supported or <text:s/>to see all methods.</text:p>
      <text:p text:style-name="Standard"><draw:control text:anchor-type="paragraph" draw:z-index="0" draw:style-name="gr1" draw:text-style-name="P1" svg:width="6.853cm" svg:height="1.165cm" svg:x="4.935cm" svg:y="3.295cm" draw:control="control1"/><draw:control text:anchor-type="paragraph" draw:z-index="1" draw:style-name="gr1" draw:text-style-name="P1" svg:width="6.853cm" svg:height="1.165cm" svg:x="4.935cm" svg:y="5.459cm" draw:control="control2"/>When the button is pressed a basic macro is executed and this macro creates a new instance of the instance inspector and inspect itself. But you can use it to inspect each other UNO object. You can take a closer look to the Basic macro by editing the macro: Select Tools -&gt; Macros -&gt; Organize Macros -&gt; StarOffice Basic, navigate into the document section of <text:s/>“InstanceInspectorTest.odt”, select the Standard -&gt; “Inspector” module, select one of the sub routines and press the edit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keep-together="always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99$Build-9106</meta:generator>
    <meta:initial-creator>Jürgen Schmidt</meta:initial-creator>
    <meta:creation-date>2003-09-09T10:34:20</meta:creation-date>
    <dc:creator>Berend Cornelius</dc:creator>
    <dc:date>2007-02-21T13:22:14</dc:date>
    <dc:language>en-US</dc:language>
    <meta:editing-cycles>24</meta:editing-cycles>
    <meta:editing-duration>PT52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12" meta:character-count="699"/>
  </office:meta>
</office:document-meta>
</file>

<file path=Basic/Standard/Inspector.xml><?xml version="1.0" encoding="utf-8"?>
<!DOCTYPE module  PUBLIC '-//OpenOffice.org//DTD OfficeDocument 1.0//EN'  'module.dtd'>
<script:module xmlns:script="http://openoffice.org/2000/script" script:name="Inspector" script:language="StarBasic">REM  *****  BASIC  *****

dim inspector as object

Sub initInspector
	if ( isNull(inspector) ) then
		inspector = createUnoService("org.openoffice.InstanceInspector")
	endif	
End sub

Sub testInspector
	inspect(inspector, "Object Inspector") 
End sub

Sub testWriterDoc
	inspect(ThisComponent, "InstanceInspectorTest") 
End sub

Sub inspect(inspectionObject, sTitle)
	initInspector()
	inspector.inspect(inspectionObject, sTitl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spect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